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f1d2d" officeooo:paragraph-rsid="000f1d2d" style:font-size-asian="22.75pt" style:font-size-complex="26pt"/>
    </style:style>
    <style:style style:name="P2" style:family="paragraph" style:parent-style-name="Standard">
      <style:text-properties fo:font-size="26pt" officeooo:rsid="000f1d2d" officeooo:paragraph-rsid="0011fcfe" style:font-size-asian="22.75pt" style:font-size-complex="26pt"/>
    </style:style>
    <style:style style:name="P3" style:family="paragraph" style:parent-style-name="Standard">
      <style:text-properties fo:font-size="26pt" officeooo:rsid="0013348b" officeooo:paragraph-rsid="0013348b" style:font-size-asian="22.75pt" style:font-size-complex="26pt"/>
    </style:style>
    <style:style style:name="T1" style:family="text">
      <style:text-properties officeooo:rsid="0011f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.users.aggregate(</text:p>
      <text:p text:style-name="P1">[</text:p>
      <text:p text:style-name="P1"><text:tab/>{$match : { isActive:false} } ,</text:p>
      <text:p text:style-name="P1"><text:tab/>{$count : “ Total Not Active Users”}</text:p>
      <text:p text:style-name="P1">]</text:p>
      <text:p text:style-name="P1">)</text:p>
      <text:p text:style-name="P1"/>
      <text:p text:style-name="P1"/>
      <text:p text:style-name="P1">////////////</text:p>
      <text:p text:style-name="P1"/>
      <text:p text:style-name="P1">[</text:p>
      <text:p text:style-name="P1"><text:s text:c="2"/>{$match: {isActive:false}},</text:p>
      <text:p text:style-name="P1"><text:s text:c="2"/>{$project: {</text:p>
      <text:p text:style-name="P1"><text:s text:c="4"/>name:1,age:1,gender:1,_id:0</text:p>
      <text:p text:style-name="P1"><text:s text:c="2"/>}}</text:p>
      <text:p text:style-name="P1">]</text:p>
      <text:p text:style-name="P1"/>
      <text:p text:style-name="P1">//////////////////////////////</text:p>
      <text:p text:style-name="P1"/>
      <text:p text:style-name="P1">[</text:p>
      <text:p text:style-name="P1"><text:s text:c="2"/>{$group: {</text:p>
      <text:p text:style-name="P1"><text:s text:c="4"/>_id: "$age" ,</text:p>
      <text:p text:style-name="P1"><text:s text:c="2"/>"Total Users":{$sum:1}</text:p>
      <text:p text:style-name="P1"><text:s text:c="2"/>}}</text:p>
      <text:p text:style-name="P1"><text:soft-page-break/>]</text:p>
      <text:p text:style-name="P1"/>
      <text:p text:style-name="P1">///////////////</text:p>
      <text:p text:style-name="P1">[</text:p>
      <text:p text:style-name="P1"><text:s text:c="2"/>{$group: {</text:p>
      <text:p text:style-name="P1"><text:s text:c="4"/>_id: null ,</text:p>
      <text:p text:style-name="P1"><text:s text:c="2"/>"Total Users":{$sum:1}</text:p>
      <text:p text:style-name="P1"><text:s text:c="2"/>}}</text:p>
      <text:p text:style-name="P1">]</text:p>
      <text:p text:style-name="P1"/>
      <text:p text:style-name="P1">/////////////////////////////////</text:p>
      <text:p text:style-name="P1">[</text:p>
      <text:p text:style-name="P1"><text:s text:c="2"/>{$group: {</text:p>
      <text:p text:style-name="P2"><text:s text:c="4"/>_id: "</text:p>
      <text:p text:style-name="P2"><text:s/>,</text:p>
      <text:p text:style-name="P1"><text:s text:c="2"/>"Max":{$max:"$age"}</text:p>
      <text:p text:style-name="P1"><text:s text:c="2"/>}}</text:p>
      <text:p text:style-name="P1">]</text:p>
      <text:p text:style-name="P1"/>
      <text:p text:style-name="P1">/////////////////////////////////</text:p>
      <text:p text:style-name="P1"/>
      <text:p text:style-name="P1">[{$unwind: "$tags"}]</text:p>
      <text:p text:style-name="P1"/>
      <text:p text:style-name="P1">///////////////////////////////////</text:p>
      <text:p text:style-name="P1"><text:soft-page-break/></text:p>
      <text:p text:style-name="P1">[</text:p>
      <text:p text:style-name="P1"><text:s text:c="2"/>{$group: {</text:p>
      <text:p text:style-name="P1"><text:s text:c="4"/>_id: "$age",</text:p>
      <text:p text:style-name="P1"><text:s text:c="2"/>"users":{$push:"$name"}}}</text:p>
      <text:p text:style-name="P1">]</text:p>
      <text:p text:style-name="P1"/>
      <text:p text:style-name="P1">////////////////////////////////////////////////</text:p>
      <text:p text:style-name="P1"/>
      <text:p text:style-name="P1"/>
      <text:p text:style-name="P3">$lookup - </text:p>
      <text:p text:style-name="P3">[</text:p>
      <text:p text:style-name="P3"><text:s text:c="2"/>{$lookup: {</text:p>
      <text:p text:style-name="P3"><text:s text:c="4"/>from: "authors",</text:p>
      <text:p text:style-name="P3"><text:s text:c="4"/>localField: "author_id",</text:p>
      <text:p text:style-name="P3"><text:s text:c="4"/>foreignField: "_id",</text:p>
      <text:p text:style-name="P3"><text:s text:c="4"/>as: "Author Details"</text:p>
      <text:p text:style-name="P3"><text:s text:c="2"/>}}</text:p>
      <text:p text:style-name="P3">]</text:p>
      <text:p text:style-name="P3"/>
      <text:p text:style-name="P3"/>
      <text:p text:style-name="P3">Books ,author details : [ {} ]</text:p>
      <text:p text:style-name="P3"/>
      <text:p text:style-name="P3">////////////////</text:p>
      <text:p text:style-name="P3"><text:soft-page-break/></text:p>
      <text:p text:style-name="P3">[</text:p>
      <text:p text:style-name="P3"><text:s text:c="2"/>{$lookup: {</text:p>
      <text:p text:style-name="P3"><text:s text:c="4"/>from: "authors",</text:p>
      <text:p text:style-name="P3"><text:s text:c="4"/>localField: "author_id",</text:p>
      <text:p text:style-name="P3"><text:s text:c="4"/>foreignField: "_id",</text:p>
      <text:p text:style-name="P3"><text:s text:c="4"/>as: "Author_Details"</text:p>
      <text:p text:style-name="P3"><text:s text:c="2"/>}},</text:p>
      <text:p text:style-name="P3"><text:s text:c="2"/>{$unwind: "$Author_Details" }</text:p>
      <text:p text:style-name="P3">]</text:p>
      <text:p text:style-name="P1"/>
      <text:p text:style-name="P1"/>
      <text:p text:style-name="P1">//////////////////////////</text:p>
      <text:p text:style-name="P1"/>
      <text:p text:style-name="P1">[</text:p>
      <text:p text:style-name="P1"><text:s text:c="2"/>{$lookup: {</text:p>
      <text:p text:style-name="P1"><text:s text:c="4"/>from: "authors",</text:p>
      <text:p text:style-name="P1"><text:s text:c="4"/>localField: "author_id",</text:p>
      <text:p text:style-name="P1"><text:s text:c="4"/>foreignField: "_id",</text:p>
      <text:p text:style-name="P1"><text:s text:c="4"/>as: "Author_Details"</text:p>
      <text:p text:style-name="P1"><text:s text:c="2"/>}},</text:p>
      <text:p text:style-name="P1"><text:s text:c="2"/>{$unwind: "$Author_Details" },</text:p>
      <text:p text:style-name="P1"><text:s text:c="2"/>{$project: {</text:p>
      <text:p text:style-name="P1"><text:s text:c="4"/>title:1,genre:1, </text:p>
      <text:p text:style-name="P1"><text:soft-page-break/><text:s text:c="4"/>"authorname":"$Author_Details.name"</text:p>
      <text:p text:style-name="P1"><text:s text:c="2"/>}}</text:p>
      <text:p text:style-name="P1">]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7:48:39.971968062</meta:creation-date>
    <dc:date>2025-11-11T08:37:46.092808952</dc:date>
    <meta:editing-duration>PT18M35S</meta:editing-duration>
    <meta:editing-cycles>1</meta:editing-cycles>
    <meta:document-statistic meta:table-count="0" meta:image-count="0" meta:object-count="0" meta:page-count="5" meta:paragraph-count="78" meta:word-count="132" meta:character-count="1191" meta:non-whitespace-character-count="1008"/>
    <meta:generator>LibreOffice/7.3.7.2$Linux_X86_64 LibreOffice_project/30$Build-2</meta:generator>
  </office:meta>
</office:document-meta>
</file>